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 style:font-pitch="variable"/>
    <style:font-face style:name="NSimSun1" svg:font-family="NSimSun" style:font-family-generic="swiss" style:font-pitch="variable"/>
    <style:font-face style:name="NSimSun2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P1" style:family="paragraph">
      <loext:graphic-properties draw:fill="solid" draw:fill-color="#ffffff"/>
      <style:paragraph-properties style:writing-mode="lr-tb"/>
    </style:style>
    <style:style style:name="P2" style:family="paragraph">
      <style:paragraph-properties fo:margin-top="0cm" fo:margin-bottom="0cm" fo:line-height="100%" fo:text-align="center" style:writing-mode="lr-tb"/>
    </style:style>
    <style:style style:name="P3" style:family="paragraph">
      <style:paragraph-properties fo:margin-top="0cm" fo:margin-bottom="0cm" fo:line-height="100%" fo:text-align="end" style:writing-mode="lr-tb"/>
    </style:style>
    <style:style style:name="P4" style:family="paragraph">
      <loext:graphic-properties draw:fill="solid" draw:fill-color="#ffffff"/>
      <style:paragraph-properties fo:text-align="center" style:writing-mode="lr-tb"/>
      <style:text-properties style:font-name="Times New Roman"/>
    </style:style>
    <style:style style:name="P5" style:family="paragraph">
      <style:paragraph-properties fo:margin-top="0cm" fo:margin-bottom="0cm" fo:line-height="100%" fo:text-align="center" style:writing-mode="lr-tb"/>
      <style:text-properties style:font-name="Times New Roman"/>
    </style:style>
    <style:style style:name="P6" style:family="paragraph">
      <style:paragraph-properties fo:margin-top="0cm" fo:margin-bottom="0cm" fo:line-height="100%" fo:text-align="end" style:writing-mode="lr-tb"/>
      <style:text-properties style:font-name="Times New Roman"/>
    </style:style>
    <style:style style:name="P7" style:family="paragraph">
      <loext:graphic-properties draw:fill="solid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loext:opacity="0%" style:font-name="Times New Roman" fo:font-size="6pt" fo:language="ru" fo:country="RU" fo:font-weight="bold" style:font-name-asian="Calibri" style:font-size-asian="6pt" style:font-weight-asian="bold" style:font-name-complex="Times New Roman" style:font-size-complex="11pt" style:language-complex="ar" style:country-complex="SA"/>
    </style:style>
    <style:style style:name="T2" style:family="text">
      <style:text-properties style:use-window-font-color="true" loext:opacity="0%" style:font-name="Times New Roman" fo:font-size="5pt" fo:language="ru" fo:country="RU" fo:font-weight="bold" style:font-name-asian="Calibri" style:font-size-asian="5pt" style:font-weight-asian="bold" style:font-name-complex="Times New Roman" style:font-size-complex="11pt" style:language-complex="ar" style:country-complex="SA"/>
    </style:style>
    <style:style style:name="T3" style:family="text">
      <style:text-properties style:use-window-font-color="true" loext:opacity="0%" style:font-name="PT Astra Serif" fo:font-size="6pt" fo:language="ru" fo:country="RU" fo:font-weight="bold" style:font-name-asian="Calibri" style:font-size-asian="6pt" style:font-weight-asian="bold" style:font-name-complex="Times New Roman" style:font-size-complex="11pt" style:language-complex="ar" style:country-complex="SA"/>
    </style:style>
    <style:style style:name="T4" style:family="text">
      <style:text-properties style:use-window-font-color="true" loext:opacity="0%" style:font-name="PT Astra Serif" fo:font-size="5pt" fo:language="ru" fo:country="RU" fo:font-weight="bold" style:font-name-asian="Calibri" style:font-size-asian="5pt" style:font-weight-asian="bold" style:font-name-complex="Times New Roman" style:font-size-complex="11pt" style:language-complex="ar" style:country-complex="SA"/>
    </style:style>
    <style:style style:name="T5" style:family="text">
      <style:text-properties style:use-window-font-color="true" loext:opacity="0%" style:font-name="PT Astra Serif" fo:font-size="6pt" fo:letter-spacing="-0.004cm" fo:language="ru" fo:country="RU" fo:font-weight="bold" style:font-name-asian="Calibri" style:font-size-asian="6pt" style:font-weight-asian="bold" style:font-name-complex="Times New Roman" style:font-size-complex="11pt" style:language-complex="ar" style:country-complex="SA"/>
    </style:style>
    <style:style style:name="T6" style:family="text">
      <style:text-properties style:use-window-font-color="true" loext:opacity="0%" style:font-name="PT Astra Serif" fo:font-size="5pt" fo:letter-spacing="-0.004cm" fo:language="ru" fo:country="RU" fo:font-weight="bold" style:font-name-asian="Calibri" style:font-size-asian="5pt" style:font-weight-asian="bold" style:font-name-complex="Times New Roman" style:font-size-complex="11pt" style:language-complex="ar" style:country-complex="SA"/>
    </style:style>
    <style:style style:name="T7" style:family="text">
      <style:text-properties style:use-window-font-color="true" loext:opacity="0%" style:font-name="Times New Roman" fo:font-size="8pt" fo:language="ru" fo:country="RU" style:font-name-asian="Times New Roman" style:font-size-asian="8pt" style:font-name-complex="Times New Roman" style:font-size-complex="10pt" style:language-complex="ar" style:country-complex="SA"/>
    </style:style>
    <style:style style:name="T8" style:family="text">
      <style:text-properties style:use-window-font-color="true" loext:opacity="0%" style:font-name="Times New Roman" fo:font-size="8pt" fo:language="en" fo:country="US" style:font-name-asian="Times New Roman" style:font-size-asian="8pt" style:font-name-complex="Times New Roman" style:font-size-complex="10pt" style:language-complex="ar" style:country-complex="SA"/>
    </style:style>
    <style:style style:name="T9" style:family="text">
      <style:text-properties style:use-window-font-color="true" loext:opacity="0%" style:font-name="Times New Roman" fo:font-size="18pt" fo:language="ru" fo:country="RU" style:font-name-asian="Times New Roman" style:font-size-asian="18pt" style:font-name-complex="Times New Roman" style:font-size-complex="10pt" style:language-complex="ar" style:country-complex="SA"/>
    </style:style>
    <style:style style:name="gr1" style:family="graphic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.347cm" fo:min-width="0cm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none" draw:fill="solid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style:run-through="foreground"/>
      <style:paragraph-properties style:writing-mode="lr-tb"/>
    </style:style>
    <style:style style:name="gr4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.349cm" fo:min-width="0cm" fo:padding-top="0.229cm" fo:padding-bottom="0.229cm" fo:padding-left="0.441cm" fo:padding-right="0.441cm" fo:wrap-option="wrap" draw:shadow-color="#808080" style:run-through="foreground"/>
    </style:style>
    <style:style style:name="gr5" style:family="graphic">
      <style:graphic-properties draw:stroke="dash" draw:stroke-dash="Dot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solid" svg:stroke-width="0.053cm" svg:stroke-color="#000000" draw:stroke-linejoin="miter" draw:fill="solid" draw:fill-color="#ffffff" draw:textarea-horizontal-align="left" draw:textarea-vertical-align="top" draw:auto-grow-height="false" fo:min-height="6.315cm" fo:min-width="6.641cm" fo:padding-top="0.229cm" fo:padding-bottom="0.229cm" fo:padding-left="0.441cm" fo:padding-right="0.441cm" fo:wrap-option="wrap" draw:shadow-color="#808080" style:run-through="foreground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char" draw:z-index="0" draw:name="Фигура1" draw:style-name="gr1"><draw:custom-shape draw:style-name="gr2" draw:text-style-name="P1" svg:width="1.361cm" svg:height="1.283cm" draw:transform="rotate (1.5707963267949) translate (6.13102777777778cm 3.4305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4" svg:width="1.23cm" svg:height="0.638cm" svg:x="6.156cm" svg:y="2.432cm"><draw:text-box><text:p text:style-name="P2"><text:span text:style-name="T1">TVS76-96</text:span></text:p><text:p text:style-name="P3"><text:span text:style-name="T2">AR76-96</text:span></text:p></draw:text-box></draw:frame><draw:custom-shape draw:style-name="gr2" draw:text-style-name="P1" svg:width="1.361cm" svg:height="1.283cm" draw:transform="rotate (1.5707963267949) translate (7.53155555555556cm 3.4305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4" svg:width="1.23cm" svg:height="0.638cm" svg:x="7.556cm" svg:y="2.432cm"><draw:text-box><text:p text:style-name="P5"><text:span text:style-name="T1">TVS76-98</text:span></text:p><text:p text:style-name="P6"><text:span text:style-name="T2">AR76-98</text:span></text:p></draw:text-box></draw:frame><draw:custom-shape draw:style-name="gr2" draw:text-style-name="P1" svg:width="1.361cm" svg:height="1.283cm" draw:transform="rotate (1.5707963267949) translate (8.93131944444445cm 3.4305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4" svg:width="1.23cm" svg:height="0.638cm" svg:x="8.955cm" svg:y="2.432cm"><draw:text-box><text:p text:style-name="P2"><text:span text:style-name="T1">TVS76-100</text:span></text:p><text:p text:style-name="P3"><text:span text:style-name="T2">AR76-100</text:span></text:p></draw:text-box></draw:frame><draw:custom-shape draw:style-name="gr2" draw:text-style-name="P1" svg:width="1.361cm" svg:height="1.283cm" draw:transform="rotate (1.5707963267949) translate (10.3290833333333cm 3.4305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10.354cm" svg:y="2.432cm"><draw:text-box><text:p text:style-name="P2"><text:span text:style-name="T3">TVS76-102</text:span></text:p><text:p text:style-name="P3"><text:span text:style-name="T4">AR76-102</text:span></text:p></draw:text-box></draw:frame><draw:custom-shape draw:style-name="gr2" draw:text-style-name="P1" svg:width="1.361cm" svg:height="1.283cm" draw:transform="rotate (1.5707963267949) translate (11.7296111111111cm 3.4305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11.756cm" svg:y="2.432cm"><draw:text-box><text:p text:style-name="P2"><text:span text:style-name="T3">TVS76-104</text:span></text:p><text:p text:style-name="P3"><text:span text:style-name="T4">AR76-104</text:span></text:p></draw:text-box></draw:frame><draw:custom-shape draw:style-name="gr2" draw:text-style-name="P1" svg:width="1.361cm" svg:height="1.283cm" draw:transform="rotate (1.5707963267949) translate (13.129375cm 3.4305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13.153cm" svg:y="2.432cm"><draw:text-box><text:p text:style-name="P2"><text:span text:style-name="T3">TVS76-106</text:span></text:p><text:p text:style-name="P3"><text:span text:style-name="T4">AR76-106</text:span></text:p></draw:text-box></draw:frame><draw:custom-shape draw:style-name="gr4" draw:text-style-name="P1" svg:width="1.361cm" svg:height="1.281cm" draw:transform="rotate (1.5707963267949) translate (6.83305555555556cm 4.53647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6.856cm" svg:y="3.538cm"><draw:text-box><text:p text:style-name="P2"><text:span text:style-name="T3">TVS77-97</text:span></text:p><text:p text:style-name="P3"><text:span text:style-name="T4">AR77-97</text:span></text:p></draw:text-box></draw:frame><draw:custom-shape draw:style-name="gr2" draw:text-style-name="P1" svg:width="1.361cm" svg:height="1.283cm" draw:transform="rotate (1.5707963267949) translate (8.23005555555556cm 4.53647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8.255cm" svg:y="3.538cm"><draw:text-box><text:p text:style-name="P2"><text:span text:style-name="T3">TVS77-99</text:span></text:p><text:p text:style-name="P3"><text:span text:style-name="T4">AR77-99</text:span></text:p></draw:text-box></draw:frame><draw:custom-shape draw:style-name="gr4" draw:text-style-name="P1" svg:width="1.361cm" svg:height="1.281cm" draw:transform="rotate (1.5707963267949) translate (9.63334722222222cm 4.53647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9.657cm" svg:y="3.538cm"><draw:text-box><text:p text:style-name="P2"><text:span text:style-name="T3">TVS77-101</text:span></text:p><text:p text:style-name="P3"><text:span text:style-name="T4">AR77-101</text:span></text:p></draw:text-box></draw:frame><draw:custom-shape draw:style-name="gr2" draw:text-style-name="P1" svg:width="1.361cm" svg:height="1.283cm" draw:transform="rotate (1.5707963267949) translate (11.0303472222222cm 4.53647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11.054cm" svg:y="3.538cm"><draw:text-box><text:p text:style-name="P2"><text:span text:style-name="T3">TVS77-103</text:span></text:p><text:p text:style-name="P3"><text:span text:style-name="T4">AR77-103</text:span></text:p></draw:text-box></draw:frame><draw:custom-shape draw:style-name="gr4" draw:text-style-name="P1" svg:width="1.361cm" svg:height="1.281cm" draw:transform="rotate (1.5707963267949) translate (12.4316388888889cm 4.53647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12.455cm" svg:y="3.538cm"><draw:text-box><text:p text:style-name="P2"><text:span text:style-name="T3">TVS77-105</text:span></text:p><text:p text:style-name="P3"><text:span text:style-name="T4">AR77-105</text:span></text:p></draw:text-box></draw:frame><draw:custom-shape draw:style-name="gr2" draw:text-style-name="P1" svg:width="1.361cm" svg:height="1.283cm" draw:transform="rotate (1.5707963267949) translate (6.13102777777778cm 5.64066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6cm" svg:x="6.156cm" svg:y="4.646cm"><draw:text-box><text:p text:style-name="P2"><text:span text:style-name="T3">TVS78-96</text:span></text:p><text:p text:style-name="P3"><text:span text:style-name="T4">AR78-96</text:span></text:p></draw:text-box></draw:frame><draw:custom-shape draw:style-name="gr2" draw:text-style-name="P1" svg:width="1.361cm" svg:height="1.283cm" draw:transform="rotate (1.5707963267949) translate (7.53155555555556cm 5.64066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6cm" svg:x="7.556cm" svg:y="4.646cm"><draw:text-box><text:p text:style-name="P2"><text:span text:style-name="T5">TVS78-98</text:span></text:p><text:p text:style-name="P3"><text:span text:style-name="T6">AR78-98</text:span></text:p></draw:text-box></draw:frame><draw:custom-shape draw:style-name="gr2" draw:text-style-name="P1" svg:width="1.361cm" svg:height="1.283cm" draw:transform="rotate (1.5707963267949) translate (8.93131944444445cm 5.64066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6cm" svg:x="8.955cm" svg:y="4.646cm"><draw:text-box><text:p text:style-name="P2"><text:span text:style-name="T3">TVS78-100</text:span></text:p><text:p text:style-name="P3"><text:span text:style-name="T4">AR78-100</text:span></text:p></draw:text-box></draw:frame><draw:custom-shape draw:style-name="gr2" draw:text-style-name="P1" svg:width="1.361cm" svg:height="1.283cm" draw:transform="rotate (1.5707963267949) translate (10.3290833333333cm 5.64066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6cm" svg:x="10.354cm" svg:y="4.646cm"><draw:text-box><text:p text:style-name="P2"><text:span text:style-name="T3">TVS78-102</text:span></text:p><text:p text:style-name="P3"><text:span text:style-name="T4">AR78-102</text:span></text:p></draw:text-box></draw:frame><draw:custom-shape draw:style-name="gr2" draw:text-style-name="P1" svg:width="1.361cm" svg:height="1.283cm" draw:transform="rotate (1.5707963267949) translate (11.7296111111111cm 5.64066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6cm" svg:x="11.756cm" svg:y="4.646cm"><draw:text-box><text:p text:style-name="P2"><text:span text:style-name="T3">TVS78-104</text:span></text:p><text:p text:style-name="P3"><text:span text:style-name="T4">AR78-104</text:span></text:p></draw:text-box></draw:frame><draw:custom-shape draw:style-name="gr2" draw:text-style-name="P1" svg:width="1.361cm" svg:height="1.283cm" draw:transform="rotate (1.5707963267949) translate (13.129375cm 5.64066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6cm" svg:x="13.153cm" svg:y="4.646cm"><draw:text-box><text:p text:style-name="P2"><text:span text:style-name="T3">TVS78-106</text:span></text:p><text:p text:style-name="P3"><text:span text:style-name="T4">AR78-106</text:span></text:p></draw:text-box></draw:frame><draw:custom-shape draw:style-name="gr2" draw:text-style-name="P1" svg:width="1.361cm" svg:height="1.283cm" draw:transform="rotate (1.5707963267949) translate (2.63247222222222cm 6.746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2.656cm" svg:y="5.748cm"><draw:text-box><text:p text:style-name="P2"><text:span text:style-name="T3">TVS79-91</text:span></text:p><text:p text:style-name="P3"><text:span text:style-name="T4">AR79-91</text:span></text:p></draw:text-box></draw:frame><draw:custom-shape draw:style-name="gr4" draw:text-style-name="P1" svg:width="1.361cm" svg:height="1.281cm" draw:transform="rotate (1.5707963267949) translate (4.03376388888889cm 6.746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4.057cm" svg:y="5.748cm"><draw:text-box><text:p text:style-name="P2"><text:span text:style-name="T3">TVS79-93</text:span></text:p><text:p text:style-name="P3"><text:span text:style-name="T4">AR79-93</text:span></text:p></draw:text-box></draw:frame><draw:custom-shape draw:style-name="gr2" draw:text-style-name="P1" svg:width="1.361cm" svg:height="1.283cm" draw:transform="rotate (1.5707963267949) translate (5.43076388888889cm 6.746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5.456cm" svg:y="5.748cm"><draw:text-box><text:p text:style-name="P2"><text:span text:style-name="T3">TVS79-95</text:span></text:p><text:p text:style-name="P3"><text:span text:style-name="T4">AR79-95</text:span></text:p></draw:text-box></draw:frame><draw:custom-shape draw:style-name="gr4" draw:text-style-name="P1" svg:width="1.361cm" svg:height="1.281cm" draw:transform="rotate (1.5707963267949) translate (6.83305555555556cm 6.746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6.856cm" svg:y="5.748cm"><draw:text-box><text:p text:style-name="P2"><text:span text:style-name="T3">TVS79-97</text:span></text:p><text:p text:style-name="P3"><text:span text:style-name="T4">AR79-97</text:span></text:p></draw:text-box></draw:frame><draw:custom-shape draw:style-name="gr2" draw:text-style-name="P1" svg:width="1.361cm" svg:height="1.283cm" draw:transform="rotate (1.5707963267949) translate (8.23005555555556cm 6.746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8.255cm" svg:y="5.748cm"><draw:text-box><text:p text:style-name="P2"><text:span text:style-name="T3">TVS79-99</text:span></text:p><text:p text:style-name="P3"><text:span text:style-name="T4">AR79-99</text:span></text:p></draw:text-box></draw:frame><draw:custom-shape draw:style-name="gr4" draw:text-style-name="P1" svg:width="1.361cm" svg:height="1.281cm" draw:transform="rotate (1.5707963267949) translate (9.63334722222222cm 6.746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9.657cm" svg:y="5.748cm"><draw:text-box><text:p text:style-name="P2"><text:span text:style-name="T3">TVS79-101</text:span></text:p><text:p text:style-name="P3"><text:span text:style-name="T4">AR79-101</text:span></text:p></draw:text-box></draw:frame><draw:custom-shape draw:style-name="gr2" draw:text-style-name="P1" svg:width="1.361cm" svg:height="1.283cm" draw:transform="rotate (1.5707963267949) translate (11.0303472222222cm 6.746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11.054cm" svg:y="5.748cm"><draw:text-box><text:p text:style-name="P2"><text:span text:style-name="T3">TVS79-103</text:span></text:p><text:p text:style-name="P3"><text:span text:style-name="T4">AR79-103</text:span></text:p></draw:text-box></draw:frame><draw:custom-shape draw:style-name="gr4" draw:text-style-name="P1" svg:width="1.361cm" svg:height="1.281cm" draw:transform="rotate (1.5707963267949) translate (12.4316388888889cm 6.746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12.455cm" svg:y="5.748cm"><draw:text-box><text:p text:style-name="P2"><text:span text:style-name="T3">TVS79-105</text:span></text:p><text:p text:style-name="P3"><text:span text:style-name="T4">AR79-105</text:span></text:p></draw:text-box></draw:frame><draw:custom-shape draw:style-name="gr2" draw:text-style-name="P1" svg:width="1.361cm" svg:height="1.283cm" draw:transform="rotate (1.5707963267949) translate (3.33173611111111cm 7.852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3.357cm" svg:y="6.854cm"><draw:text-box><text:p text:style-name="P2"><text:span text:style-name="T3">TVS80-92</text:span></text:p><text:p text:style-name="P3"><text:span text:style-name="T4">AR80-92</text:span></text:p></draw:text-box></draw:frame><draw:custom-shape draw:style-name="gr2" draw:text-style-name="P1" svg:width="1.361cm" svg:height="1.283cm" draw:transform="rotate (1.5707963267949) translate (4.73326388888889cm 7.852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4.757cm" svg:y="6.854cm"><draw:text-box><text:p text:style-name="P2"><text:span text:style-name="T3">TVS80-94</text:span></text:p><text:p text:style-name="P3"><text:span text:style-name="T4">AR80-94</text:span></text:p></draw:text-box></draw:frame><draw:custom-shape draw:style-name="gr2" draw:text-style-name="P1" svg:width="1.361cm" svg:height="1.283cm" draw:transform="rotate (1.5707963267949) translate (6.13102777777778cm 7.852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6.156cm" svg:y="6.854cm"><draw:text-box><text:p text:style-name="P2"><text:span text:style-name="T3">TVS80-96</text:span></text:p><text:p text:style-name="P3"><text:span text:style-name="T4">AR80-96</text:span></text:p></draw:text-box></draw:frame><draw:custom-shape draw:style-name="gr2" draw:text-style-name="P1" svg:width="1.361cm" svg:height="1.283cm" draw:transform="rotate (1.5707963267949) translate (7.53155555555556cm 7.852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7.556cm" svg:y="6.854cm"><draw:text-box><text:p text:style-name="P2"><text:span text:style-name="T5">TVS80-98</text:span></text:p><text:p text:style-name="P3"><text:span text:style-name="T6">AR80-98</text:span></text:p></draw:text-box></draw:frame><draw:custom-shape draw:style-name="gr2" draw:text-style-name="P1" svg:width="1.361cm" svg:height="1.283cm" draw:transform="rotate (1.5707963267949) translate (8.93131944444445cm 7.852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8.955cm" svg:y="6.854cm"><draw:text-box><text:p text:style-name="P2"><text:span text:style-name="T3">TVS80-100</text:span></text:p><text:p text:style-name="P3"><text:span text:style-name="T4">AR80-100</text:span></text:p></draw:text-box></draw:frame><draw:custom-shape draw:style-name="gr2" draw:text-style-name="P1" svg:width="1.361cm" svg:height="1.283cm" draw:transform="rotate (1.5707963267949) translate (10.3290833333333cm 7.852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10.354cm" svg:y="6.854cm"><draw:text-box><text:p text:style-name="P2"><text:span text:style-name="T3">TVS80-102</text:span></text:p><text:p text:style-name="P3"><text:span text:style-name="T4">AR80-102</text:span></text:p></draw:text-box></draw:frame><draw:custom-shape draw:style-name="gr2" draw:text-style-name="P1" svg:width="1.361cm" svg:height="1.283cm" draw:transform="rotate (1.5707963267949) translate (11.7296111111111cm 7.852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11.756cm" svg:y="6.854cm"><draw:text-box><text:p text:style-name="P2"><text:span text:style-name="T3">TVS80-104</text:span></text:p><text:p text:style-name="P3"><text:span text:style-name="T4">AR80-104</text:span></text:p></draw:text-box></draw:frame><draw:custom-shape draw:style-name="gr2" draw:text-style-name="P1" svg:width="1.361cm" svg:height="1.283cm" draw:transform="rotate (1.5707963267949) translate (13.129375cm 7.852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13.153cm" svg:y="6.854cm"><draw:text-box><text:p text:style-name="P2"><text:span text:style-name="T3">TVS80-106</text:span></text:p><text:p text:style-name="P3"><text:span text:style-name="T4">AR80-106</text:span></text:p></draw:text-box></draw:frame><draw:custom-shape draw:style-name="gr2" draw:text-style-name="P1" svg:width="1.359cm" svg:height="1.283cm" draw:transform="rotate (1.5707963267949) translate (2.63247222222222cm 8.9585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6cm" svg:x="2.656cm" svg:y="7.962cm"><draw:text-box><text:p text:style-name="P2"><text:span text:style-name="T3">TVS81-91</text:span></text:p><text:p text:style-name="P3"><text:span text:style-name="T4">AR81-91</text:span></text:p></draw:text-box></draw:frame><draw:custom-shape draw:style-name="gr4" draw:text-style-name="P1" svg:width="1.359cm" svg:height="1.281cm" draw:transform="rotate (1.5707963267949) translate (4.03376388888889cm 8.9585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6cm" svg:x="4.057cm" svg:y="7.962cm"><draw:text-box><text:p text:style-name="P2"><text:span text:style-name="T3">TVS81-93</text:span></text:p><text:p text:style-name="P3"><text:span text:style-name="T4">AR81-93</text:span></text:p></draw:text-box></draw:frame><draw:custom-shape draw:style-name="gr2" draw:text-style-name="P1" svg:width="1.359cm" svg:height="1.283cm" draw:transform="rotate (1.5707963267949) translate (5.43076388888889cm 8.9585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6cm" svg:x="5.456cm" svg:y="7.962cm"><draw:text-box><text:p text:style-name="P2"><text:span text:style-name="T3">TVS81-95</text:span></text:p><text:p text:style-name="P3"><text:span text:style-name="T4">AR81-95</text:span></text:p></draw:text-box></draw:frame><draw:custom-shape draw:style-name="gr4" draw:text-style-name="P1" svg:width="1.359cm" svg:height="1.281cm" draw:transform="rotate (1.5707963267949) translate (6.83305555555556cm 8.9585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6cm" svg:x="6.856cm" svg:y="7.962cm"><draw:text-box><text:p text:style-name="P2"><text:span text:style-name="T3">TVS81-97</text:span></text:p><text:p text:style-name="P3"><text:span text:style-name="T4">AR81-97</text:span></text:p></draw:text-box></draw:frame><draw:custom-shape draw:style-name="gr2" draw:text-style-name="P1" svg:width="1.359cm" svg:height="1.283cm" draw:transform="rotate (1.5707963267949) translate (8.23005555555556cm 8.9585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6cm" svg:x="8.255cm" svg:y="7.962cm"><draw:text-box><text:p text:style-name="P2"><text:span text:style-name="T3">TVS81-99</text:span></text:p><text:p text:style-name="P3"><text:span text:style-name="T4">AR81-99</text:span></text:p></draw:text-box></draw:frame><draw:custom-shape draw:style-name="gr4" draw:text-style-name="P1" svg:width="1.359cm" svg:height="1.281cm" draw:transform="rotate (1.5707963267949) translate (9.63334722222222cm 8.9585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6cm" svg:x="9.657cm" svg:y="7.962cm"><draw:text-box><text:p text:style-name="P2"><text:span text:style-name="T3">TVS81-101</text:span></text:p><text:p text:style-name="P3"><text:span text:style-name="T4">AR81-101</text:span></text:p></draw:text-box></draw:frame><draw:custom-shape draw:style-name="gr2" draw:text-style-name="P1" svg:width="1.359cm" svg:height="1.283cm" draw:transform="rotate (1.5707963267949) translate (11.0303472222222cm 8.9585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6cm" svg:x="11.054cm" svg:y="7.962cm"><draw:text-box><text:p text:style-name="P2"><text:span text:style-name="T3">TVS81-103</text:span></text:p><text:p text:style-name="P3"><text:span text:style-name="T4">AR81-103</text:span></text:p></draw:text-box></draw:frame><draw:custom-shape draw:style-name="gr4" draw:text-style-name="P1" svg:width="1.359cm" svg:height="1.281cm" draw:transform="rotate (1.5707963267949) translate (12.4316388888889cm 8.9585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6cm" svg:x="12.455cm" svg:y="7.962cm"><draw:text-box><text:p text:style-name="P2"><text:span text:style-name="T3">TVS81-105</text:span></text:p><text:p text:style-name="P3"><text:span text:style-name="T4">AR81-105</text:span></text:p></draw:text-box></draw:frame><draw:custom-shape draw:style-name="gr2" draw:text-style-name="P1" svg:width="1.361cm" svg:height="1.283cm" draw:transform="rotate (1.5707963267949) translate (3.33173611111111cm 10.062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3.357cm" svg:y="9.065cm"><draw:text-box><text:p text:style-name="P2"><text:span text:style-name="T3">TVS82-92</text:span></text:p><text:p text:style-name="P3"><text:span text:style-name="T4">AR82-92</text:span></text:p></draw:text-box></draw:frame><draw:custom-shape draw:style-name="gr2" draw:text-style-name="P1" svg:width="1.361cm" svg:height="1.283cm" draw:transform="rotate (1.5707963267949) translate (4.73326388888889cm 10.062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4.757cm" svg:y="9.065cm"><draw:text-box><text:p text:style-name="P2"><text:span text:style-name="T3">TVS82-94</text:span></text:p><text:p text:style-name="P3"><text:span text:style-name="T4">AR82-94</text:span></text:p></draw:text-box></draw:frame><draw:custom-shape draw:style-name="gr2" draw:text-style-name="P1" svg:width="1.361cm" svg:height="1.283cm" draw:transform="rotate (1.5707963267949) translate (6.13102777777778cm 10.062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6.156cm" svg:y="9.065cm"><draw:text-box><text:p text:style-name="P2"><text:span text:style-name="T3">TVS82-96</text:span></text:p><text:p text:style-name="P3"><text:span text:style-name="T4">AR82-96</text:span></text:p></draw:text-box></draw:frame><draw:custom-shape draw:style-name="gr2" draw:text-style-name="P1" svg:width="1.361cm" svg:height="1.283cm" draw:transform="rotate (1.5707963267949) translate (7.53155555555556cm 10.062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7.556cm" svg:y="9.065cm"><draw:text-box><text:p text:style-name="P2"><text:span text:style-name="T5">TVS82-98</text:span></text:p><text:p text:style-name="P3"><text:span text:style-name="T6">AR82-98</text:span></text:p></draw:text-box></draw:frame><draw:custom-shape draw:style-name="gr2" draw:text-style-name="P1" svg:width="1.361cm" svg:height="1.283cm" draw:transform="rotate (1.5707963267949) translate (8.93131944444445cm 10.062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8.955cm" svg:y="9.065cm"><draw:text-box><text:p text:style-name="P2"><text:span text:style-name="T3">TVS82-100</text:span></text:p><text:p text:style-name="P3"><text:span text:style-name="T4">AR82-100</text:span></text:p></draw:text-box></draw:frame><draw:custom-shape draw:style-name="gr2" draw:text-style-name="P1" svg:width="1.361cm" svg:height="1.283cm" draw:transform="rotate (1.5707963267949) translate (10.3290833333333cm 10.062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10.354cm" svg:y="9.065cm"><draw:text-box><text:p text:style-name="P2"><text:span text:style-name="T3">TVS82-102</text:span></text:p><text:p text:style-name="P3"><text:span text:style-name="T4">AR82-102</text:span></text:p></draw:text-box></draw:frame><draw:custom-shape draw:style-name="gr2" draw:text-style-name="P1" svg:width="1.361cm" svg:height="1.283cm" draw:transform="rotate (1.5707963267949) translate (11.7296111111111cm 10.062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11.756cm" svg:y="9.065cm"><draw:text-box><text:p text:style-name="P2"><text:span text:style-name="T3">TVS82-104</text:span></text:p><text:p text:style-name="P3"><text:span text:style-name="T4">AR82-104</text:span></text:p></draw:text-box></draw:frame><draw:custom-shape draw:style-name="gr2" draw:text-style-name="P1" svg:width="1.361cm" svg:height="1.283cm" draw:transform="rotate (1.5707963267949) translate (13.129375cm 10.062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13.153cm" svg:y="9.065cm"><draw:text-box><text:p text:style-name="P2"><text:span text:style-name="T3">TVS82-106</text:span></text:p><text:p text:style-name="P3"><text:span text:style-name="T4">AR82-106</text:span></text:p></draw:text-box></draw:frame><draw:custom-shape draw:style-name="gr2" draw:text-style-name="P1" svg:width="1.361cm" svg:height="1.283cm" draw:transform="rotate (1.5707963267949) translate (2.63247222222222cm 11.168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2.656cm" svg:y="10.17cm"><draw:text-box><text:p text:style-name="P2"><text:span text:style-name="T3">TVS83-91</text:span></text:p><text:p text:style-name="P3"><text:span text:style-name="T4">AR83-91</text:span></text:p></draw:text-box></draw:frame><draw:custom-shape draw:style-name="gr4" draw:text-style-name="P1" svg:width="1.361cm" svg:height="1.281cm" draw:transform="rotate (1.5707963267949) translate (4.03376388888889cm 11.168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4.057cm" svg:y="10.17cm"><draw:text-box><text:p text:style-name="P2"><text:span text:style-name="T3">TVS83-93</text:span></text:p><text:p text:style-name="P3"><text:span text:style-name="T4">AR83-93</text:span></text:p></draw:text-box></draw:frame><draw:custom-shape draw:style-name="gr2" draw:text-style-name="P1" svg:width="1.361cm" svg:height="1.283cm" draw:transform="rotate (1.5707963267949) translate (5.43076388888889cm 11.168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5.456cm" svg:y="10.17cm"><draw:text-box><text:p text:style-name="P2"><text:span text:style-name="T3">TVS83-95</text:span></text:p><text:p text:style-name="P3"><text:span text:style-name="T4">AR83-95</text:span></text:p></draw:text-box></draw:frame><draw:custom-shape draw:style-name="gr4" draw:text-style-name="P1" svg:width="1.361cm" svg:height="1.281cm" draw:transform="rotate (1.5707963267949) translate (6.83305555555556cm 11.168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6.856cm" svg:y="10.17cm"><draw:text-box><text:p text:style-name="P2"><text:span text:style-name="T3">TVS83-97</text:span></text:p><text:p text:style-name="P3"><text:span text:style-name="T4">AR83-97</text:span></text:p></draw:text-box></draw:frame><draw:custom-shape draw:style-name="gr2" draw:text-style-name="P1" svg:width="1.361cm" svg:height="1.283cm" draw:transform="rotate (1.5707963267949) translate (8.23005555555556cm 11.168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8.255cm" svg:y="10.17cm"><draw:text-box><text:p text:style-name="P2"><text:span text:style-name="T3">TVS83-99</text:span></text:p><text:p text:style-name="P3"><text:span text:style-name="T4">AR83-99</text:span></text:p></draw:text-box></draw:frame><draw:custom-shape draw:style-name="gr4" draw:text-style-name="P1" svg:width="1.361cm" svg:height="1.281cm" draw:transform="rotate (1.5707963267949) translate (9.63334722222222cm 11.168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9.657cm" svg:y="10.17cm"><draw:text-box><text:p text:style-name="P2"><text:span text:style-name="T3">TVS83-101</text:span></text:p><text:p text:style-name="P3"><text:span text:style-name="T4">AR83-101</text:span></text:p></draw:text-box></draw:frame><draw:custom-shape draw:style-name="gr2" draw:text-style-name="P1" svg:width="1.361cm" svg:height="1.283cm" draw:transform="rotate (1.5707963267949) translate (11.0303472222222cm 11.168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11.054cm" svg:y="10.17cm"><draw:text-box><text:p text:style-name="P2"><text:span text:style-name="T3">TVS83-103</text:span></text:p><text:p text:style-name="P3"><text:span text:style-name="T4">AR83-103</text:span></text:p></draw:text-box></draw:frame><draw:custom-shape draw:style-name="gr4" draw:text-style-name="P1" svg:width="1.361cm" svg:height="1.281cm" draw:transform="rotate (1.5707963267949) translate (12.4316388888889cm 11.168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12.455cm" svg:y="10.17cm"><draw:text-box><text:p text:style-name="P2"><text:span text:style-name="T3">TVS83-105</text:span></text:p><text:p text:style-name="P3"><text:span text:style-name="T4">AR83-105</text:span></text:p></draw:text-box></draw:frame><draw:custom-shape draw:style-name="gr2" draw:text-style-name="P1" svg:width="1.361cm" svg:height="1.283cm" draw:transform="rotate (1.5707963267949) translate (3.33173611111111cm 12.2746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3.357cm" svg:y="11.276cm"><draw:text-box><text:p text:style-name="P2"><text:span text:style-name="T3">TVS84-92</text:span></text:p><text:p text:style-name="P3"><text:span text:style-name="T4">AR84-92</text:span></text:p></draw:text-box></draw:frame><draw:custom-shape draw:style-name="gr2" draw:text-style-name="P1" svg:width="1.361cm" svg:height="1.283cm" draw:transform="rotate (1.5707963267949) translate (4.73326388888889cm 12.2746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4.757cm" svg:y="11.276cm"><draw:text-box><text:p text:style-name="P2"><text:span text:style-name="T3">TVS84-94</text:span></text:p><text:p text:style-name="P3"><text:span text:style-name="T4">AR84-94</text:span></text:p></draw:text-box></draw:frame><draw:custom-shape draw:style-name="gr2" draw:text-style-name="P1" svg:width="1.361cm" svg:height="1.283cm" draw:transform="rotate (1.5707963267949) translate (6.13102777777778cm 12.2746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6.156cm" svg:y="11.276cm"><draw:text-box><text:p text:style-name="P2"><text:span text:style-name="T3">TVS84-96</text:span></text:p><text:p text:style-name="P3"><text:span text:style-name="T4">AR84-96</text:span></text:p></draw:text-box></draw:frame><draw:custom-shape draw:style-name="gr2" draw:text-style-name="P1" svg:width="1.361cm" svg:height="1.283cm" draw:transform="rotate (1.5707963267949) translate (7.53155555555556cm 12.2746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7.556cm" svg:y="11.276cm"><draw:text-box><text:p text:style-name="P2"><text:span text:style-name="T5">TVS84-98</text:span></text:p><text:p text:style-name="P3"><text:span text:style-name="T6">AR84-98</text:span></text:p></draw:text-box></draw:frame><draw:custom-shape draw:style-name="gr2" draw:text-style-name="P1" svg:width="1.361cm" svg:height="1.283cm" draw:transform="rotate (1.5707963267949) translate (8.93131944444445cm 12.2746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8.955cm" svg:y="11.276cm"><draw:text-box><text:p text:style-name="P2"><text:span text:style-name="T3">TVS84-100</text:span></text:p><text:p text:style-name="P3"><text:span text:style-name="T4">AR84-100</text:span></text:p></draw:text-box></draw:frame><draw:custom-shape draw:style-name="gr2" draw:text-style-name="P1" svg:width="1.361cm" svg:height="1.283cm" draw:transform="rotate (1.5707963267949) translate (10.3290833333333cm 12.2746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10.354cm" svg:y="11.276cm"><draw:text-box><text:p text:style-name="P2"><text:span text:style-name="T3">TVS84-102</text:span></text:p><text:p text:style-name="P3"><text:span text:style-name="T4">AR84-102</text:span></text:p></draw:text-box></draw:frame><draw:custom-shape draw:style-name="gr2" draw:text-style-name="P1" svg:width="1.361cm" svg:height="1.283cm" draw:transform="rotate (1.5707963267949) translate (11.7296111111111cm 12.2746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11.756cm" svg:y="11.276cm"><draw:text-box><text:p text:style-name="P2"><text:span text:style-name="T3">TVS84-104</text:span></text:p><text:p text:style-name="P3"><text:span text:style-name="T4">AR84-104</text:span></text:p></draw:text-box></draw:frame><draw:custom-shape draw:style-name="gr2" draw:text-style-name="P1" svg:width="1.361cm" svg:height="1.283cm" draw:transform="rotate (1.5707963267949) translate (13.129375cm 12.2746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13.153cm" svg:y="11.276cm"><draw:text-box><text:p text:style-name="P2"><text:span text:style-name="T3">TVS84-106</text:span></text:p><text:p text:style-name="P3"><text:span text:style-name="T4">AR84-106</text:span></text:p></draw:text-box></draw:frame><draw:custom-shape draw:style-name="gr2" draw:text-style-name="P1" svg:width="1.359cm" svg:height="1.283cm" draw:transform="rotate (1.5707963267949) translate (2.63247222222222cm 13.3823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6cm" svg:x="2.656cm" svg:y="12.384cm"><draw:text-box><text:p text:style-name="P2"><text:span text:style-name="T3">TVS85-91</text:span></text:p><text:p text:style-name="P3"><text:span text:style-name="T4">AR85-91</text:span></text:p></draw:text-box></draw:frame><draw:custom-shape draw:style-name="gr4" draw:text-style-name="P1" svg:width="1.359cm" svg:height="1.281cm" draw:transform="rotate (1.5707963267949) translate (4.03376388888889cm 13.3823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6cm" svg:x="4.057cm" svg:y="12.384cm"><draw:text-box><text:p text:style-name="P2"><text:span text:style-name="T3">TVS85-93</text:span></text:p><text:p text:style-name="P3"><text:span text:style-name="T4">AR85-93</text:span></text:p></draw:text-box></draw:frame><draw:custom-shape draw:style-name="gr2" draw:text-style-name="P1" svg:width="1.359cm" svg:height="1.283cm" draw:transform="rotate (1.5707963267949) translate (5.43076388888889cm 13.3823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6cm" svg:x="5.456cm" svg:y="12.384cm"><draw:text-box><text:p text:style-name="P2"><text:span text:style-name="T3">TVS85-95</text:span></text:p><text:p text:style-name="P3"><text:span text:style-name="T4">AR85-95</text:span></text:p></draw:text-box></draw:frame><draw:custom-shape draw:style-name="gr4" draw:text-style-name="P1" svg:width="1.359cm" svg:height="1.281cm" draw:transform="rotate (1.5707963267949) translate (6.83305555555556cm 13.3823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6cm" svg:x="6.856cm" svg:y="12.384cm"><draw:text-box><text:p text:style-name="P2"><text:span text:style-name="T3">TVS85-97</text:span></text:p><text:p text:style-name="P3"><text:span text:style-name="T4">AR85-97</text:span></text:p></draw:text-box></draw:frame><draw:custom-shape draw:style-name="gr2" draw:text-style-name="P1" svg:width="1.359cm" svg:height="1.283cm" draw:transform="rotate (1.5707963267949) translate (8.23005555555556cm 13.3823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6cm" svg:x="8.255cm" svg:y="12.384cm"><draw:text-box><text:p text:style-name="P2"><text:span text:style-name="T3">TVS85-99</text:span></text:p><text:p text:style-name="P3"><text:span text:style-name="T4">AR85-99</text:span></text:p></draw:text-box></draw:frame><draw:custom-shape draw:style-name="gr4" draw:text-style-name="P1" svg:width="1.359cm" svg:height="1.281cm" draw:transform="rotate (1.5707963267949) translate (9.63334722222222cm 13.3823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6cm" svg:x="9.657cm" svg:y="12.384cm"><draw:text-box><text:p text:style-name="P2"><text:span text:style-name="T3">TVS85-101</text:span></text:p><text:p text:style-name="P3"><text:span text:style-name="T4">AR85-101</text:span></text:p></draw:text-box></draw:frame><draw:custom-shape draw:style-name="gr2" draw:text-style-name="P1" svg:width="1.359cm" svg:height="1.283cm" draw:transform="rotate (1.5707963267949) translate (11.0303472222222cm 13.3823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6cm" svg:x="11.054cm" svg:y="12.384cm"><draw:text-box><text:p text:style-name="P2"><text:span text:style-name="T3">TVS85-103</text:span></text:p><text:p text:style-name="P3"><text:span text:style-name="T4">AR85-103</text:span></text:p></draw:text-box></draw:frame><draw:custom-shape draw:style-name="gr4" draw:text-style-name="P1" svg:width="1.359cm" svg:height="1.281cm" draw:transform="rotate (1.5707963267949) translate (12.4316388888889cm 13.3823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6cm" svg:x="12.455cm" svg:y="12.384cm"><draw:text-box><text:p text:style-name="P2"><text:span text:style-name="T3">TVS85-105</text:span></text:p><text:p text:style-name="P3"><text:span text:style-name="T4">AR85-105</text:span></text:p></draw:text-box></draw:frame><draw:custom-shape draw:style-name="gr2" draw:text-style-name="P1" svg:width="1.361cm" svg:height="1.283cm" draw:transform="rotate (1.5707963267949) translate (3.33173611111111cm 14.486569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3.357cm" svg:y="13.487cm"><draw:text-box><text:p text:style-name="P2"><text:span text:style-name="T3">TVS86-92</text:span></text:p><text:p text:style-name="P3"><text:span text:style-name="T4">AR86-92</text:span></text:p></draw:text-box></draw:frame><draw:custom-shape draw:style-name="gr2" draw:text-style-name="P1" svg:width="1.361cm" svg:height="1.283cm" draw:transform="rotate (1.5707963267949) translate (4.73326388888889cm 14.486569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4.757cm" svg:y="13.487cm"><draw:text-box><text:p text:style-name="P2"><text:span text:style-name="T3">TVS86-94</text:span></text:p><text:p text:style-name="P3"><text:span text:style-name="T4">AR86-94</text:span></text:p></draw:text-box></draw:frame><draw:custom-shape draw:style-name="gr2" draw:text-style-name="P1" svg:width="1.361cm" svg:height="1.283cm" draw:transform="rotate (1.5707963267949) translate (6.13102777777778cm 14.486569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6.156cm" svg:y="13.487cm"><draw:text-box><text:p text:style-name="P2"><text:span text:style-name="T3">TVS86-96</text:span></text:p><text:p text:style-name="P3"><text:span text:style-name="T4">AR86-96</text:span></text:p></draw:text-box></draw:frame><draw:custom-shape draw:style-name="gr2" draw:text-style-name="P1" svg:width="1.361cm" svg:height="1.283cm" draw:transform="rotate (1.5707963267949) translate (7.53155555555556cm 14.486569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7.556cm" svg:y="13.487cm"><draw:text-box><text:p text:style-name="P2"><text:span text:style-name="T5">TVS86-98</text:span></text:p><text:p text:style-name="P3"><text:span text:style-name="T6">AR86-98</text:span></text:p></draw:text-box></draw:frame><draw:custom-shape draw:style-name="gr2" draw:text-style-name="P1" svg:width="1.361cm" svg:height="1.283cm" draw:transform="rotate (1.5707963267949) translate (8.93131944444445cm 14.486569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8.955cm" svg:y="13.487cm"><draw:text-box><text:p text:style-name="P2"><text:span text:style-name="T3">TVS86-100</text:span></text:p><text:p text:style-name="P3"><text:span text:style-name="T4">AR86-100</text:span></text:p></draw:text-box></draw:frame><draw:custom-shape draw:style-name="gr2" draw:text-style-name="P1" svg:width="1.361cm" svg:height="1.283cm" draw:transform="rotate (1.5707963267949) translate (10.3290833333333cm 14.486569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10.354cm" svg:y="13.487cm"><draw:text-box><text:p text:style-name="P2"><text:span text:style-name="T3">TVS86-102</text:span></text:p><text:p text:style-name="P3"><text:span text:style-name="T4">AR86-102</text:span></text:p></draw:text-box></draw:frame><draw:custom-shape draw:style-name="gr2" draw:text-style-name="P1" svg:width="1.361cm" svg:height="1.283cm" draw:transform="rotate (1.5707963267949) translate (11.7296111111111cm 14.486569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11.756cm" svg:y="13.487cm"><draw:text-box><text:p text:style-name="P2"><text:span text:style-name="T3">TVS86-104</text:span></text:p><text:p text:style-name="P3"><text:span text:style-name="T4">AR86-104</text:span></text:p></draw:text-box></draw:frame><draw:custom-shape draw:style-name="gr2" draw:text-style-name="P1" svg:width="1.361cm" svg:height="1.283cm" draw:transform="rotate (1.5707963267949) translate (13.129375cm 14.486569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13.153cm" svg:y="13.487cm"><draw:text-box><text:p text:style-name="P2"><text:span text:style-name="T3">TVS86-106</text:span></text:p><text:p text:style-name="P3"><text:span text:style-name="T4">AR86-106</text:span></text:p></draw:text-box></draw:frame><draw:custom-shape draw:style-name="gr2" draw:text-style-name="P1" svg:width="1.361cm" svg:height="1.283cm" draw:transform="rotate (1.5707963267949) translate (2.63247222222222cm 15.592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2.656cm" svg:y="14.593cm"><draw:text-box><text:p text:style-name="P2"><text:span text:style-name="T3">TVS87-91</text:span></text:p><text:p text:style-name="P3"><text:span text:style-name="T4">AR87-91</text:span></text:p></draw:text-box></draw:frame><draw:custom-shape draw:style-name="gr4" draw:text-style-name="P1" svg:width="1.361cm" svg:height="1.281cm" draw:transform="rotate (1.5707963267949) translate (4.03376388888889cm 15.592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4.057cm" svg:y="14.593cm"><draw:text-box><text:p text:style-name="P2"><text:span text:style-name="T3">TVS87-93</text:span></text:p><text:p text:style-name="P3"><text:span text:style-name="T4">AR87-93</text:span></text:p></draw:text-box></draw:frame><draw:custom-shape draw:style-name="gr2" draw:text-style-name="P1" svg:width="1.361cm" svg:height="1.283cm" draw:transform="rotate (1.5707963267949) translate (5.43076388888889cm 15.592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5.456cm" svg:y="14.593cm"><draw:text-box><text:p text:style-name="P2"><text:span text:style-name="T3">TVS87-95</text:span></text:p><text:p text:style-name="P3"><text:span text:style-name="T4">AR87-95</text:span></text:p></draw:text-box></draw:frame><draw:custom-shape draw:style-name="gr4" draw:text-style-name="P1" svg:width="1.361cm" svg:height="1.281cm" draw:transform="rotate (1.5707963267949) translate (6.83305555555556cm 15.592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6.856cm" svg:y="14.593cm"><draw:text-box><text:p text:style-name="P2"><text:span text:style-name="T3">TVS87-97</text:span></text:p><text:p text:style-name="P3"><text:span text:style-name="T4">AR87-97</text:span></text:p></draw:text-box></draw:frame><draw:custom-shape draw:style-name="gr2" draw:text-style-name="P1" svg:width="1.361cm" svg:height="1.283cm" draw:transform="rotate (1.5707963267949) translate (8.23005555555556cm 15.592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8.255cm" svg:y="14.593cm"><draw:text-box><text:p text:style-name="P2"><text:span text:style-name="T3">TVS87-99</text:span></text:p><text:p text:style-name="P3"><text:span text:style-name="T4">AR87-99</text:span></text:p></draw:text-box></draw:frame><draw:custom-shape draw:style-name="gr4" draw:text-style-name="P1" svg:width="1.361cm" svg:height="1.281cm" draw:transform="rotate (1.5707963267949) translate (9.63334722222222cm 15.592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9.657cm" svg:y="14.593cm"><draw:text-box><text:p text:style-name="P2"><text:span text:style-name="T3">TVS87-101</text:span></text:p><text:p text:style-name="P3"><text:span text:style-name="T4">AR87-101</text:span></text:p></draw:text-box></draw:frame><draw:custom-shape draw:style-name="gr2" draw:text-style-name="P1" svg:width="1.361cm" svg:height="1.283cm" draw:transform="rotate (1.5707963267949) translate (11.0303472222222cm 15.592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11.054cm" svg:y="14.593cm"><draw:text-box><text:p text:style-name="P2"><text:span text:style-name="T3">TVS87-103</text:span></text:p><text:p text:style-name="P3"><text:span text:style-name="T4">AR87-103</text:span></text:p></draw:text-box></draw:frame><draw:custom-shape draw:style-name="gr4" draw:text-style-name="P1" svg:width="1.361cm" svg:height="1.281cm" draw:transform="rotate (1.5707963267949) translate (12.4316388888889cm 15.592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12.455cm" svg:y="14.593cm"><draw:text-box><text:p text:style-name="P2"><text:span text:style-name="T3">TVS87-105</text:span></text:p><text:p text:style-name="P3"><text:span text:style-name="T4">AR87-105</text:span></text:p></draw:text-box></draw:frame><draw:custom-shape draw:style-name="gr2" draw:text-style-name="P1" svg:width="1.361cm" svg:height="1.283cm" draw:transform="rotate (1.5707963267949) translate (3.33173611111111cm 16.69848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3.357cm" svg:y="15.7cm"><draw:text-box><text:p text:style-name="P2"><text:span text:style-name="T3">TVS88-92</text:span></text:p><text:p text:style-name="P3"><text:span text:style-name="T4">AR88-92</text:span></text:p></draw:text-box></draw:frame><draw:custom-shape draw:style-name="gr2" draw:text-style-name="P1" svg:width="1.361cm" svg:height="1.283cm" draw:transform="rotate (1.5707963267949) translate (4.73326388888889cm 16.69848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4.757cm" svg:y="15.7cm"><draw:text-box><text:p text:style-name="P2"><text:span text:style-name="T3">TVS88-94</text:span></text:p><text:p text:style-name="P3"><text:span text:style-name="T4">AR88-94</text:span></text:p></draw:text-box></draw:frame><draw:custom-shape draw:style-name="gr2" draw:text-style-name="P1" svg:width="1.361cm" svg:height="1.283cm" draw:transform="rotate (1.5707963267949) translate (6.13102777777778cm 16.69848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6.156cm" svg:y="15.7cm"><draw:text-box><text:p text:style-name="P2"><text:span text:style-name="T3">TVS88-96</text:span></text:p><text:p text:style-name="P3"><text:span text:style-name="T4">AR88-96</text:span></text:p></draw:text-box></draw:frame><draw:custom-shape draw:style-name="gr2" draw:text-style-name="P1" svg:width="1.361cm" svg:height="1.283cm" draw:transform="rotate (1.5707963267949) translate (7.53155555555556cm 16.69848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7.556cm" svg:y="15.7cm"><draw:text-box><text:p text:style-name="P2"><text:span text:style-name="T5">TVS88-98</text:span></text:p><text:p text:style-name="P3"><text:span text:style-name="T6">AR88-98</text:span></text:p></draw:text-box></draw:frame><draw:custom-shape draw:style-name="gr2" draw:text-style-name="P1" svg:width="1.361cm" svg:height="1.283cm" draw:transform="rotate (1.5707963267949) translate (8.93131944444445cm 16.69848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8.955cm" svg:y="15.7cm"><draw:text-box><text:p text:style-name="P2"><text:span text:style-name="T3">TVS88-100</text:span></text:p><text:p text:style-name="P3"><text:span text:style-name="T4">AR88-100</text:span></text:p></draw:text-box></draw:frame><draw:custom-shape draw:style-name="gr2" draw:text-style-name="P1" svg:width="1.361cm" svg:height="1.283cm" draw:transform="rotate (1.5707963267949) translate (10.3290833333333cm 16.69848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10.354cm" svg:y="15.7cm"><draw:text-box><text:p text:style-name="P2"><text:span text:style-name="T3">TVS88-102</text:span></text:p><text:p text:style-name="P3"><text:span text:style-name="T4">AR88-102</text:span></text:p></draw:text-box></draw:frame><draw:custom-shape draw:style-name="gr2" draw:text-style-name="P1" svg:width="1.361cm" svg:height="1.283cm" draw:transform="rotate (1.5707963267949) translate (11.7296111111111cm 16.69848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11.756cm" svg:y="15.7cm"><draw:text-box><text:p text:style-name="P2"><text:span text:style-name="T3">TVS88-104</text:span></text:p><text:p text:style-name="P3"><text:span text:style-name="T4">AR88-104</text:span></text:p></draw:text-box></draw:frame><draw:custom-shape draw:style-name="gr2" draw:text-style-name="P1" svg:width="1.361cm" svg:height="1.283cm" draw:transform="rotate (1.5707963267949) translate (13.129375cm 16.69848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13.153cm" svg:y="15.7cm"><draw:text-box><text:p text:style-name="P2"><text:span text:style-name="T3">TVS88-106</text:span></text:p><text:p text:style-name="P3"><text:span text:style-name="T4">AR88-106</text:span></text:p></draw:text-box></draw:frame><draw:custom-shape draw:style-name="gr2" draw:text-style-name="P1" svg:width="1.361cm" svg:height="1.283cm" draw:transform="rotate (1.5707963267949) translate (5.43076388888889cm 17.8026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6cm" svg:x="5.456cm" svg:y="16.808cm"><draw:text-box><text:p text:style-name="P2"><text:span text:style-name="T3">TVS89-95</text:span></text:p><text:p text:style-name="P3"><text:span text:style-name="T4">AR89-95</text:span></text:p></draw:text-box></draw:frame><draw:custom-shape draw:style-name="gr4" draw:text-style-name="P1" svg:width="1.361cm" svg:height="1.281cm" draw:transform="rotate (1.5707963267949) translate (6.83305555555556cm 17.8026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6cm" svg:x="6.856cm" svg:y="16.808cm"><draw:text-box><text:p text:style-name="P2"><text:span text:style-name="T3">TVS89-97</text:span></text:p><text:p text:style-name="P3"><text:span text:style-name="T4">AR89-97</text:span></text:p></draw:text-box></draw:frame><draw:custom-shape draw:style-name="gr2" draw:text-style-name="P1" svg:width="1.361cm" svg:height="1.283cm" draw:transform="rotate (1.5707963267949) translate (8.23005555555556cm 17.8026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6cm" svg:x="8.255cm" svg:y="16.808cm"><draw:text-box><text:p text:style-name="P2"><text:span text:style-name="T3">TVS89-99</text:span></text:p><text:p text:style-name="P3"><text:span text:style-name="T4">AR89-99</text:span></text:p></draw:text-box></draw:frame><draw:custom-shape draw:style-name="gr4" draw:text-style-name="P1" svg:width="1.361cm" svg:height="1.281cm" draw:transform="rotate (1.5707963267949) translate (9.63334722222222cm 17.8026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6cm" svg:x="9.657cm" svg:y="16.808cm"><draw:text-box><text:p text:style-name="P2"><text:span text:style-name="T3">TVS89-101</text:span></text:p><text:p text:style-name="P3"><text:span text:style-name="T4">AR89-101</text:span></text:p></draw:text-box></draw:frame><draw:custom-shape draw:style-name="gr2" draw:text-style-name="P1" svg:width="1.361cm" svg:height="1.283cm" draw:transform="rotate (1.5707963267949) translate (11.0303472222222cm 17.8026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6cm" svg:x="11.054cm" svg:y="16.808cm"><draw:text-box><text:p text:style-name="P2"><text:span text:style-name="T3">TVS89-103</text:span></text:p><text:p text:style-name="P3"><text:span text:style-name="T4">AR89-103</text:span></text:p></draw:text-box></draw:frame><draw:custom-shape draw:style-name="gr4" draw:text-style-name="P1" svg:width="1.361cm" svg:height="1.281cm" draw:transform="rotate (1.5707963267949) translate (12.4316388888889cm 17.80268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6cm" svg:x="12.455cm" svg:y="16.808cm"><draw:text-box><text:p text:style-name="P2"><text:span text:style-name="T3">TVS89-105</text:span></text:p><text:p text:style-name="P3"><text:span text:style-name="T4">AR89-105</text:span></text:p></draw:text-box></draw:frame><draw:custom-shape draw:style-name="gr2" draw:text-style-name="P1" svg:width="1.361cm" svg:height="1.283cm" draw:transform="rotate (1.5707963267949) translate (4.73326388888889cm 18.908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4.757cm" svg:y="17.91cm"><draw:text-box><text:p text:style-name="P2"><text:span text:style-name="T3">TVS90-94</text:span></text:p><text:p text:style-name="P3"><text:span text:style-name="T4">AR90-94</text:span></text:p></draw:text-box></draw:frame><draw:custom-shape draw:style-name="gr2" draw:text-style-name="P1" svg:width="1.361cm" svg:height="1.283cm" draw:transform="rotate (1.5707963267949) translate (6.13102777777778cm 18.908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6.156cm" svg:y="17.91cm"><draw:text-box><text:p text:style-name="P2"><text:span text:style-name="T3">TVS90-96</text:span></text:p><text:p text:style-name="P3"><text:span text:style-name="T4">AR90-96</text:span></text:p></draw:text-box></draw:frame><draw:custom-shape draw:style-name="gr2" draw:text-style-name="P1" svg:width="1.361cm" svg:height="1.283cm" draw:transform="rotate (1.5707963267949) translate (7.53155555555556cm 18.908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7.556cm" svg:y="17.91cm"><draw:text-box><text:p text:style-name="P2"><text:span text:style-name="T5">TVS90-98</text:span></text:p><text:p text:style-name="P3"><text:span text:style-name="T6">AR90-98</text:span></text:p></draw:text-box></draw:frame><draw:custom-shape draw:style-name="gr2" draw:text-style-name="P1" svg:width="1.361cm" svg:height="1.283cm" draw:transform="rotate (1.5707963267949) translate (8.93131944444445cm 18.908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8.955cm" svg:y="17.91cm"><draw:text-box><text:p text:style-name="P2"><text:span text:style-name="T3">TVS90-100</text:span></text:p><text:p text:style-name="P3"><text:span text:style-name="T4">AR90-100</text:span></text:p></draw:text-box></draw:frame><draw:custom-shape draw:style-name="gr2" draw:text-style-name="P1" svg:width="1.361cm" svg:height="1.283cm" draw:transform="rotate (1.5707963267949) translate (10.3290833333333cm 18.908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10.354cm" svg:y="17.91cm"><draw:text-box><text:p text:style-name="P2"><text:span text:style-name="T3">TVS90-102</text:span></text:p><text:p text:style-name="P3"><text:span text:style-name="T4">AR90-102</text:span></text:p></draw:text-box></draw:frame><draw:custom-shape draw:style-name="gr2" draw:text-style-name="P1" svg:width="1.361cm" svg:height="1.283cm" draw:transform="rotate (1.5707963267949) translate (11.7296111111111cm 18.908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cm" svg:height="0.638cm" svg:x="11.756cm" svg:y="17.91cm"><draw:text-box><text:p text:style-name="P2"><text:span text:style-name="T3">TVS90-104</text:span></text:p><text:p text:style-name="P3"><text:span text:style-name="T4">AR90-104</text:span></text:p></draw:text-box></draw:frame><draw:custom-shape draw:style-name="gr2" draw:text-style-name="P1" svg:width="1.361cm" svg:height="1.283cm" draw:transform="rotate (1.5707963267949) translate (13.129375cm 18.908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2cm" svg:height="0.638cm" svg:x="13.153cm" svg:y="17.91cm"><draw:text-box><text:p text:style-name="P2"><text:span text:style-name="T3">TVS90-106</text:span></text:p><text:p text:style-name="P3"><text:span text:style-name="T4">AR90-106</text:span></text:p></draw:text-box></draw:frame><draw:line draw:style-name="gr5" draw:text-style-name="P8" svg:x1="6.05cm" svg:y1="2.732cm" svg:x2="0.845cm" svg:y2="2.73cm"><text:p/></draw:line><draw:line draw:style-name="gr5" draw:text-style-name="P8" svg:x1="6.906cm" svg:y1="3.843cm" svg:x2="0.923cm" svg:y2="3.843cm"><text:p/></draw:line><draw:line draw:style-name="gr5" draw:text-style-name="P8" svg:x1="6.05cm" svg:y1="4.933cm" svg:x2="0.845cm" svg:y2="4.933cm"><text:p/></draw:line><draw:line draw:style-name="gr5" draw:text-style-name="P8" svg:x1="2.633cm" svg:y1="6.034cm" svg:x2="0.848cm" svg:y2="6.046cm"><text:p/></draw:line><draw:line draw:style-name="gr5" draw:text-style-name="P8" svg:x1="3.369cm" svg:y1="7.091cm" svg:x2="0.845cm" svg:y2="7.091cm"><text:p/></draw:line><draw:line draw:style-name="gr5" draw:text-style-name="P8" svg:x1="2.459cm" svg:y1="8.227cm" svg:x2="0.845cm" svg:y2="8.227cm"><text:p/></draw:line><draw:line draw:style-name="gr5" draw:text-style-name="P8" svg:x1="3.42cm" svg:y1="9.317cm" svg:x2="0.848cm" svg:y2="9.315cm"><text:p/></draw:line><draw:line draw:style-name="gr5" draw:text-style-name="P8" svg:x1="2.459cm" svg:y1="10.43cm" svg:x2="0.845cm" svg:y2="10.43cm"><text:p/></draw:line><draw:line draw:style-name="gr5" draw:text-style-name="P8" svg:x1="3.42cm" svg:y1="11.543cm" svg:x2="0.848cm" svg:y2="11.541cm"><text:p/></draw:line><draw:line draw:style-name="gr5" draw:text-style-name="P8" svg:x1="2.459cm" svg:y1="12.656cm" svg:x2="0.845cm" svg:y2="12.656cm"><text:p/></draw:line><draw:line draw:style-name="gr5" draw:text-style-name="P8" svg:x1="3.42cm" svg:y1="13.746cm" svg:x2="0.848cm" svg:y2="13.744cm"><text:p/></draw:line><draw:line draw:style-name="gr5" draw:text-style-name="P8" svg:x1="2.459cm" svg:y1="14.859cm" svg:x2="0.845cm" svg:y2="14.859cm"><text:p/></draw:line><draw:line draw:style-name="gr5" draw:text-style-name="P8" svg:x1="3.42cm" svg:y1="15.926cm" svg:x2="0.848cm" svg:y2="15.924cm"><text:p/></draw:line><draw:line draw:style-name="gr5" draw:text-style-name="P8" svg:x1="5.293cm" svg:y1="17.039cm" svg:x2="0.848cm" svg:y2="17.039cm"><text:p/></draw:line><draw:line draw:style-name="gr5" draw:text-style-name="P8" svg:x1="4.911cm" svg:y1="18.124cm" svg:x2="0.845cm" svg:y2="18.124cm"><text:p/></draw:line><draw:frame draw:style-name="gr3" draw:text-style-name="P7" svg:width="0.556cm" svg:height="0.331cm" svg:x="0.351cm" svg:y="2.577cm"><draw:text-box><text:p text:style-name="P9"><text:span text:style-name="T7">76</text:span></text:p><text:p text:style-name="P9"><text:span text:style-name="T8"/></text:p></draw:text-box></draw:frame><draw:frame draw:style-name="gr3" draw:text-style-name="P7" svg:width="0.556cm" svg:height="0.331cm" svg:x="0.351cm" svg:y="3.678cm"><draw:text-box><text:p text:style-name="P9"><text:span text:style-name="T7">77</text:span></text:p><text:p text:style-name="P9"><text:span text:style-name="T8"/></text:p></draw:text-box></draw:frame><draw:frame draw:style-name="gr3" draw:text-style-name="P7" svg:width="0.556cm" svg:height="0.331cm" svg:x="0.351cm" svg:y="4.755cm"><draw:text-box><text:p text:style-name="P9"><text:span text:style-name="T7">78</text:span></text:p><text:p text:style-name="P9"><text:span text:style-name="T8"/></text:p></draw:text-box></draw:frame><draw:frame draw:style-name="gr3" draw:text-style-name="P7" svg:width="0.556cm" svg:height="0.331cm" svg:x="0.351cm" svg:y="5.856cm"><draw:text-box><text:p text:style-name="P9"><text:span text:style-name="T7">79</text:span></text:p><text:p text:style-name="P9"><text:span text:style-name="T8"/></text:p></draw:text-box></draw:frame><draw:frame draw:style-name="gr3" draw:text-style-name="P7" svg:width="0.556cm" svg:height="0.331cm" svg:x="0.351cm" svg:y="6.936cm"><draw:text-box><text:p text:style-name="P9"><text:span text:style-name="T7">80</text:span></text:p><text:p text:style-name="P9"><text:span text:style-name="T8"/></text:p></draw:text-box></draw:frame><draw:frame draw:style-name="gr3" draw:text-style-name="P7" svg:width="0.556cm" svg:height="0.331cm" svg:x="0.351cm" svg:y="8.036cm"><draw:text-box><text:p text:style-name="P9"><text:span text:style-name="T7">81</text:span></text:p><text:p text:style-name="P9"><text:span text:style-name="T8"/></text:p></draw:text-box></draw:frame><draw:frame draw:style-name="gr3" draw:text-style-name="P7" svg:width="0.556cm" svg:height="0.331cm" svg:x="0.351cm" svg:y="9.114cm"><draw:text-box><text:p text:style-name="P9"><text:span text:style-name="T7">82</text:span></text:p><text:p text:style-name="P9"><text:span text:style-name="T8"/></text:p></draw:text-box></draw:frame><draw:frame draw:style-name="gr3" draw:text-style-name="P7" svg:width="0.556cm" svg:height="0.331cm" svg:x="0.351cm" svg:y="10.215cm"><draw:text-box><text:p text:style-name="P9"><text:span text:style-name="T7">83</text:span></text:p><text:p text:style-name="P9"><text:span text:style-name="T8"/></text:p></draw:text-box></draw:frame><draw:frame draw:style-name="gr3" draw:text-style-name="P7" svg:width="0.556cm" svg:height="0.331cm" svg:x="0.351cm" svg:y="11.382cm"><draw:text-box><text:p text:style-name="P9"><text:span text:style-name="T7">84</text:span></text:p><text:p text:style-name="P9"><text:span text:style-name="T8"/></text:p></draw:text-box></draw:frame><draw:frame draw:style-name="gr3" draw:text-style-name="P7" svg:width="0.556cm" svg:height="0.331cm" svg:x="0.351cm" svg:y="12.483cm"><draw:text-box><text:p text:style-name="P9"><text:span text:style-name="T7">85</text:span></text:p><text:p text:style-name="P9"><text:span text:style-name="T8"/></text:p></draw:text-box></draw:frame><draw:frame draw:style-name="gr3" draw:text-style-name="P7" svg:width="0.556cm" svg:height="0.331cm" svg:x="0.351cm" svg:y="13.561cm"><draw:text-box><text:p text:style-name="P9"><text:span text:style-name="T7">86</text:span></text:p><text:p text:style-name="P9"><text:span text:style-name="T8"/></text:p></draw:text-box></draw:frame><draw:frame draw:style-name="gr3" draw:text-style-name="P7" svg:width="0.556cm" svg:height="0.331cm" svg:x="0.351cm" svg:y="14.661cm"><draw:text-box><text:p text:style-name="P9"><text:span text:style-name="T7">87</text:span></text:p><text:p text:style-name="P9"><text:span text:style-name="T8"/></text:p></draw:text-box></draw:frame><draw:frame draw:style-name="gr3" draw:text-style-name="P7" svg:width="0.556cm" svg:height="0.331cm" svg:x="0.351cm" svg:y="15.739cm"><draw:text-box><text:p text:style-name="P9"><text:span text:style-name="T7">88</text:span></text:p><text:p text:style-name="P9"><text:span text:style-name="T8"/></text:p></draw:text-box></draw:frame><draw:frame draw:style-name="gr3" draw:text-style-name="P7" svg:width="0.556cm" svg:height="0.331cm" svg:x="0.351cm" svg:y="16.84cm"><draw:text-box><text:p text:style-name="P9"><text:span text:style-name="T7">89</text:span></text:p><text:p text:style-name="P9"><text:span text:style-name="T8"/></text:p></draw:text-box></draw:frame><draw:frame draw:style-name="gr3" draw:text-style-name="P7" svg:width="0.556cm" svg:height="0.331cm" svg:x="0.351cm" svg:y="17.919cm"><draw:text-box><text:p text:style-name="P9"><text:span text:style-name="T7">90</text:span></text:p><text:p text:style-name="P9"><text:span text:style-name="T8"/></text:p></draw:text-box></draw:frame><draw:line draw:style-name="gr5" draw:text-style-name="P8" svg:x1="3.941cm" svg:y1="5.621cm" svg:x2="3.941cm" svg:y2="1.774cm"><text:p/></draw:line><draw:line draw:style-name="gr5" draw:text-style-name="P8" svg:x1="4.65cm" svg:y1="5.311cm" svg:x2="4.65cm" svg:y2="1.776cm"><text:p/></draw:line><draw:line draw:style-name="gr5" draw:text-style-name="P8" svg:x1="5.392cm" svg:y1="5.702cm" svg:x2="5.392cm" svg:y2="1.776cm"><text:p/></draw:line><draw:line draw:style-name="gr5" draw:text-style-name="P8" svg:x1="6.052cm" svg:y1="5.371cm" svg:x2="6.052cm" svg:y2="1.774cm"><text:p/></draw:line><draw:line draw:style-name="gr5" draw:text-style-name="P8" svg:x1="6.752cm" svg:y1="2.129cm" svg:x2="6.752cm" svg:y2="1.776cm"><text:p/></draw:line><draw:line draw:style-name="gr5" draw:text-style-name="P8" svg:x1="7.445cm" svg:y1="2.45cm" svg:x2="7.445cm" svg:y2="1.774cm"><text:p/></draw:line><draw:line draw:style-name="gr5" draw:text-style-name="P8" svg:x1="8.17cm" svg:y1="2.129cm" svg:x2="8.17cm" svg:y2="1.776cm"><text:p/></draw:line><draw:line draw:style-name="gr5" draw:text-style-name="P8" svg:x1="8.864cm" svg:y1="2.45cm" svg:x2="8.864cm" svg:y2="1.774cm"><text:p/></draw:line><draw:line draw:style-name="gr5" draw:text-style-name="P8" svg:x1="9.557cm" svg:y1="2.129cm" svg:x2="9.557cm" svg:y2="1.776cm"><text:p/></draw:line><draw:line draw:style-name="gr5" draw:text-style-name="P8" svg:x1="10.266cm" svg:y1="2.45cm" svg:x2="10.266cm" svg:y2="1.774cm"><text:p/></draw:line><draw:line draw:style-name="gr5" draw:text-style-name="P8" svg:x1="10.985cm" svg:y1="2.129cm" svg:x2="10.985cm" svg:y2="1.776cm"><text:p/></draw:line><draw:line draw:style-name="gr5" draw:text-style-name="P8" svg:x1="11.675cm" svg:y1="2.45cm" svg:x2="11.675cm" svg:y2="1.774cm"><text:p/></draw:line><draw:line draw:style-name="gr5" draw:text-style-name="P8" svg:x1="12.402cm" svg:y1="2.129cm" svg:x2="12.402cm" svg:y2="1.776cm"><text:p/></draw:line><draw:line draw:style-name="gr5" draw:text-style-name="P8" svg:x1="13.077cm" svg:y1="2.45cm" svg:x2="13.077cm" svg:y2="1.774cm"><text:p/></draw:line><draw:line draw:style-name="gr5" draw:text-style-name="P8" svg:x1="13.769cm" svg:y1="2.129cm" svg:x2="13.769cm" svg:y2="1.776cm"><text:p/></draw:line><draw:frame draw:style-name="gr3" draw:text-style-name="P7" svg:width="0.556cm" svg:height="0.331cm" svg:x="3.685cm" svg:y="1.411cm"><draw:text-box><text:p text:style-name="P9"><text:span text:style-name="T8">92</text:span></text:p><text:p text:style-name="P9"><text:span text:style-name="T8"/></text:p></draw:text-box></draw:frame><draw:frame draw:style-name="gr3" draw:text-style-name="P7" svg:width="0.556cm" svg:height="0.331cm" svg:x="4.357cm" svg:y="1.411cm"><draw:text-box><text:p text:style-name="P9"><text:span text:style-name="T8">93</text:span></text:p><text:p text:style-name="P9"><text:span text:style-name="T8"/></text:p></draw:text-box></draw:frame><draw:frame draw:style-name="gr3" draw:text-style-name="P7" svg:width="0.556cm" svg:height="0.331cm" svg:x="5.029cm" svg:y="1.411cm"><draw:text-box><text:p text:style-name="P9"><text:span text:style-name="T8">94</text:span></text:p><text:p text:style-name="P9"><text:span text:style-name="T8"/></text:p></draw:text-box></draw:frame><draw:frame draw:style-name="gr3" draw:text-style-name="P7" svg:width="0.556cm" svg:height="0.331cm" svg:x="5.729cm" svg:y="1.411cm"><draw:text-box><text:p text:style-name="P9"><text:span text:style-name="T8">95</text:span></text:p><text:p text:style-name="P9"><text:span text:style-name="T8"/></text:p></draw:text-box></draw:frame><draw:frame draw:style-name="gr3" draw:text-style-name="P7" svg:width="0.556cm" svg:height="0.331cm" svg:x="6.468cm" svg:y="1.411cm"><draw:text-box><text:p text:style-name="P9"><text:span text:style-name="T8">96</text:span></text:p><text:p text:style-name="P9"><text:span text:style-name="T8"/></text:p></draw:text-box></draw:frame><draw:frame draw:style-name="gr3" draw:text-style-name="P7" svg:width="0.556cm" svg:height="0.331cm" svg:x="7.191cm" svg:y="1.411cm"><draw:text-box><text:p text:style-name="P9"><text:span text:style-name="T8">97</text:span></text:p><text:p text:style-name="P9"><text:span text:style-name="T8"/></text:p></draw:text-box></draw:frame><draw:frame draw:style-name="gr3" draw:text-style-name="P7" svg:width="0.556cm" svg:height="0.331cm" svg:x="7.92cm" svg:y="1.411cm"><draw:text-box><text:p text:style-name="P9"><text:span text:style-name="T8">98</text:span></text:p><text:p text:style-name="P9"><text:span text:style-name="T8"/></text:p></draw:text-box></draw:frame><draw:frame draw:style-name="gr3" draw:text-style-name="P7" svg:width="0.556cm" svg:height="0.331cm" svg:x="8.592cm" svg:y="1.411cm"><draw:text-box><text:p text:style-name="P9"><text:span text:style-name="T8">99</text:span></text:p><text:p text:style-name="P9"><text:span text:style-name="T8"/></text:p></draw:text-box></draw:frame><draw:frame draw:style-name="gr3" draw:text-style-name="P7" svg:width="0.556cm" svg:height="0.331cm" svg:x="9.262cm" svg:y="1.411cm"><draw:text-box><text:p text:style-name="P9"><text:span text:style-name="T8">100</text:span></text:p><text:p text:style-name="P9"><text:span text:style-name="T8"/></text:p></draw:text-box></draw:frame><draw:frame draw:style-name="gr3" draw:text-style-name="P7" svg:width="0.556cm" svg:height="0.331cm" svg:x="9.973cm" svg:y="1.411cm"><draw:text-box><text:p text:style-name="P9"><text:span text:style-name="T8">101</text:span></text:p><text:p text:style-name="P9"><text:span text:style-name="T8"/></text:p></draw:text-box></draw:frame><draw:frame draw:style-name="gr3" draw:text-style-name="P7" svg:width="0.556cm" svg:height="0.331cm" svg:x="10.643cm" svg:y="1.411cm"><draw:text-box><text:p text:style-name="P9"><text:span text:style-name="T8">102</text:span></text:p><text:p text:style-name="P9"><text:span text:style-name="T8"/></text:p></draw:text-box></draw:frame><draw:frame draw:style-name="gr3" draw:text-style-name="P7" svg:width="0.556cm" svg:height="0.331cm" svg:x="11.315cm" svg:y="1.411cm"><draw:text-box><text:p text:style-name="P9"><text:span text:style-name="T8">103</text:span></text:p><text:p text:style-name="P9"><text:span text:style-name="T8"/></text:p></draw:text-box></draw:frame><draw:frame draw:style-name="gr3" draw:text-style-name="P7" svg:width="0.556cm" svg:height="0.331cm" svg:x="12.017cm" svg:y="1.411cm"><draw:text-box><text:p text:style-name="P9"><text:span text:style-name="T8">104</text:span></text:p><text:p text:style-name="P9"><text:span text:style-name="T8"/></text:p></draw:text-box></draw:frame><draw:frame draw:style-name="gr3" draw:text-style-name="P7" svg:width="0.556cm" svg:height="0.331cm" svg:x="12.822cm" svg:y="1.411cm"><draw:text-box><text:p text:style-name="P9"><text:span text:style-name="T8">105</text:span></text:p><text:p text:style-name="P9"><text:span text:style-name="T8"/></text:p></draw:text-box></draw:frame><draw:frame draw:style-name="gr3" draw:text-style-name="P7" svg:width="0.556cm" svg:height="0.331cm" svg:x="13.494cm" svg:y="1.411cm"><draw:text-box><text:p text:style-name="P9"><text:span text:style-name="T8">106</text:span></text:p><text:p text:style-name="P9"><text:span text:style-name="T8"/></text:p></draw:text-box></draw:frame><draw:line draw:style-name="gr5" draw:text-style-name="P8" svg:x1="3.268cm" svg:y1="5.311cm" svg:x2="3.268cm" svg:y2="1.776cm"><text:p/></draw:line><draw:frame draw:style-name="gr3" draw:text-style-name="P7" svg:width="0.556cm" svg:height="0.331cm" svg:x="2.976cm" svg:y="1.411cm"><draw:text-box><text:p text:style-name="P9"><text:span text:style-name="T8">9</text:span><text:span text:style-name="T7">1</text:span></text:p><text:p text:style-name="P9"><text:span text:style-name="T8"/></text:p></draw:text-box></draw:frame><draw:custom-shape draw:style-name="gr6" draw:text-style-name="P1" svg:width="10.639cm" svg:height="9.575cm" svg:x="18.21cm" svg:y="6.0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11" svg:width="9.715cm" svg:height="1.25cm" svg:x="18.641cm" svg:y="10.063cm"><draw:text-box><text:p text:style-name="P10"><text:span text:style-name="T9">Универсальное <text:s text:c="2"/>гнездо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 style:font-pitch="variable"/>
    <style:font-face style:name="NSimSun1" svg:font-family="NSimSun" style:font-family-generic="swiss" style:font-pitch="variable"/>
    <style:font-face style:name="NSimSun2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2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2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5T14:23:42.120000000</meta:creation-date>
    <dc:date>2026-01-15T14:43:02.552000000</dc:date>
    <meta:editing-duration>PT18M11S</meta:editing-duration>
    <meta:editing-cycles>3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